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016cm"/>
    </style:style>
    <style:style style:name="gr2" style:family="graphic" style:parent-style-name="standard">
      <style:graphic-properties draw:stroke="none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4" style:family="graphic" style:parent-style-name="standard">
      <style:graphic-properties draw:stroke="none" draw:fill-color="#ffffff" draw:textarea-horizontal-align="justify" draw:textarea-vertical-align="middle" draw:auto-grow-height="false" fo:min-height="1.25cm" fo:min-width="2cm"/>
    </style:style>
    <style:style style:name="gr5" style:family="graphic" style:parent-style-name="standard">
      <style:graphic-properties draw:stroke="none" draw:fill-color="#ffffff" draw:textarea-horizontal-align="justify" draw:textarea-vertical-align="middle" draw:auto-grow-height="false" fo:min-height="1.25cm" fo:min-width="2cm"/>
    </style:style>
    <style:style style:name="gr6" style:family="graphic" style:parent-style-name="standard">
      <style:graphic-properties draw:stroke="none" draw:textarea-horizontal-align="justify" draw:textarea-vertical-align="middle" draw:auto-grow-height="false" fo:min-height="1.25cm" fo:min-width="2cm"/>
    </style:style>
    <style:style style:name="gr7" style:family="graphic" style:parent-style-name="standard">
      <style:graphic-properties draw:fill-color="#66ffff" draw:textarea-horizontal-align="justify" draw:textarea-vertical-align="middle" draw:auto-grow-height="false"/>
    </style:style>
    <style:style style:name="gr8" style:family="graphic" style:parent-style-name="standard">
      <style:graphic-properties draw:fill-color="#99ff66" draw:textarea-horizontal-align="justify" draw:textarea-vertical-align="middle" draw:auto-grow-height="false"/>
    </style:style>
    <style:style style:name="gr9" style:family="graphic" style:parent-style-name="standard">
      <style:graphic-properties draw:fill-color="#ffffff" draw:textarea-horizontal-align="justify" draw:textarea-vertical-align="middle" draw:auto-grow-height="false" fo:min-height="1.25cm" fo:min-width="2cm"/>
    </style:style>
    <style:style style:name="gr10" style:family="graphic" style:parent-style-name="standard">
      <style:graphic-properties draw:fill-color="#66ffff" draw:textarea-horizontal-align="justify" draw:textarea-vertical-align="middle" draw:auto-grow-height="false" fo:min-height="1.25cm" fo:min-width="2cm"/>
    </style:style>
    <style:style style:name="gr11" style:family="graphic" style:parent-style-name="standard">
      <style:graphic-properties draw:fill-color="#99ff66" draw:textarea-horizontal-align="justify" draw:textarea-vertical-align="middle" draw:auto-grow-height="false" fo:min-height="1.25cm" fo:min-width="2cm"/>
    </style:style>
    <style:style style:name="gr12" style:family="graphic" style:parent-style-name="standard">
      <style:graphic-properties draw:fill-color="#ffff66" draw:textarea-horizontal-align="justify" draw:textarea-vertical-align="middle" draw:auto-grow-height="false"/>
    </style:style>
    <style:style style:name="P1" style:family="paragraph">
      <style:paragraph-properties fo:line-height="150%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paragraph-properties fo:text-align="center"/>
      <style:text-properties fo:font-size="11pt" style:font-size-asian="12pt" style:font-size-complex="12pt"/>
    </style:style>
    <style:style style:name="P5" style:family="paragraph">
      <style:paragraph-properties fo:margin-left="0cm" fo:margin-right="0cm" fo:text-align="center" fo:text-indent="0cm"/>
    </style:style>
    <style:style style:name="P6" style:family="paragraph">
      <style:paragraph-properties fo:margin-left="0cm" fo:margin-right="0cm" fo:text-align="center" fo:text-indent="0cm"/>
      <style:text-properties fo:font-size="11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style:font-name="Liberation Sans" fo:font-size="11pt" style:letter-kerning="true" style:font-name-asian="WenQuanYi Micro Hei" style:font-size-asian="12pt" style:font-name-complex="Lohit Hindi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7.239cm" svg:height="1.266cm" svg:x="6.715cm" svg:y="1.385cm">
          <draw:text-box>
            <text:p text:style-name="P1">Horari Paulino Posada</text:p>
          </draw:text-box>
        </draw:frame>
        <draw:custom-shape draw:style-name="gr2" draw:text-style-name="P3" draw:layer="layout" svg:width="2.5cm" svg:height="1.5cm" svg:x="1.193cm" svg:y="4.428cm">
          <text:p text:style-name="P2"><text:span text:style-name="T1">08:00</text:span></text:p>
          <text:p text:style-name="P2"><text:span text:style-name="T1"/></text:p>
          <text:p text:style-name="P2"><text:span text:style-name="T1">08:55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5cm" svg:height="1.5cm" svg:x="1.193cm" svg:y="6.128cm">
          <text:p text:style-name="P2"><text:span text:style-name="T1">08:55</text:span></text:p>
          <text:p text:style-name="P2"><text:span text:style-name="T1"/></text:p>
          <text:p text:style-name="P2"><text:span text:style-name="T1">09:50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5cm" svg:height="1.5cm" svg:x="1.193cm" svg:y="7.828cm">
          <text:p text:style-name="P2"><text:span text:style-name="T1">09:50</text:span></text:p>
          <text:p text:style-name="P2"><text:span text:style-name="T1"/></text:p>
          <text:p text:style-name="P2"><text:span text:style-name="T1">10:45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5cm" svg:height="1.5cm" svg:x="3.923cm" svg:y="10.42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5cm" svg:height="1.5cm" svg:x="1.193cm" svg:y="9.528cm">
          <text:p text:style-name="P2"><text:span text:style-name="T1"/></text:p>
          <text:p text:style-name="P2"><text:span text:style-name="T1"/></text:p>
          <text:p text:style-name="P2"><text:span text:style-name="T1">11:10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5cm" svg:height="1.5cm" svg:x="1.193cm" svg:y="11.228cm">
          <text:p text:style-name="P2"><text:span text:style-name="T1">12:05</text:span></text:p>
          <text:p text:style-name="P2"><text:span text:style-name="T1"/></text:p>
          <text:p text:style-name="P2"><text:span text:style-name="T1">12:05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5cm" svg:height="1.5cm" svg:x="1.193cm" svg:y="12.928cm">
          <text:p text:style-name="P2"><text:span text:style-name="T1">13:00</text:span></text:p>
          <text:p text:style-name="P2"><text:span text:style-name="T1"/></text:p>
          <text:p text:style-name="P2"><text:span text:style-name="T1">13:00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.5cm" svg:height="1.5cm" svg:x="3.895cm" svg:y="2.92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.5cm" svg:height="1.5cm" svg:x="14.691cm" svg:y="2.92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.5cm" svg:height="1.5cm" svg:x="6.623cm" svg:y="2.923cm">
          <text:p text:style-name="P2"><text:span text:style-name="T1">Dimarts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.5cm" svg:height="1.5cm" svg:x="9.291cm" svg:y="2.925cm">
          <text:p text:style-name="P2"><text:span text:style-name="T1">Dimecres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.5cm" svg:height="1.5cm" svg:x="12.022cm" svg:y="2.922cm">
          <text:p text:style-name="P2"><text:span text:style-name="T1">Dijous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2.5cm" svg:height="1.5cm" svg:x="3.926cm" svg:y="2.926cm">
          <text:p text:style-name="P2"><text:span text:style-name="T1">Visita alum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.5cm" svg:height="1.5cm" svg:x="3.925cm" svg:y="2.925cm">
          <text:p text:style-name="P2"><text:span text:style-name="T1">Dilluns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.5cm" svg:height="1.5cm" svg:x="14.722cm" svg:y="2.922cm">
          <text:p text:style-name="P2"><text:span text:style-name="T1">Divendres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5cm" svg:height="1.5cm" svg:x="3.925cm" svg:y="6.12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5cm" svg:height="1.5cm" svg:x="1.167cm" svg:y="14.813cm">
          <text:p text:style-name="P2"><text:span text:style-name="T1">13:55</text:span></text:p>
          <text:p text:style-name="P2"><text:span text:style-name="T1"/></text:p>
          <text:p text:style-name="P2"><text:span text:style-name="T1">13:5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2.44cm" svg:height="1.356cm" svg:x="1.254cm" svg:y="18.272cm">
          <text:p text:style-name="P2"><text:span text:style-name="T1"/></text:p>
          <text:p text:style-name="P2"><text:span text:style-name="T1"/></text:p>
          <text:p text:style-name="P2"><text:span text:style-name="T1"/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2.5cm" svg:height="1.5cm" svg:x="3.924cm" svg:y="6.125cm">
          <text:p text:style-name="P2"><text:span text:style-name="T2">Mecanitzat</text:span></text:p>
          <text:p text:style-name="P2"><text:span text:style-name="T2">GM-B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2.5cm" svg:height="1.5cm" svg:x="3.924cm" svg:y="10.425cm">
          <text:p text:style-name="P2"><text:span text:style-name="T2">Fred GS</text:span>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2.5cm" svg:height="1.5cm" svg:x="14.73cm" svg:y="6.13cm">
          <text:p text:style-name="P5"><text:span text:style-name="T2">Manteniment</text:span></text:p>
          <text:p text:style-name="P5"><text:span text:style-name="T2">Aules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2.5cm" svg:height="1.5cm" svg:x="3.926cm" svg:y="4.42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2.5cm" svg:height="1.5cm" svg:x="3.925cm" svg:y="4.426cm">
          <text:p text:style-name="P2"><text:span text:style-name="T2">Mecanitzat </text:span></text:p>
          <text:p text:style-name="P2"><text:span text:style-name="T2">GM-B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2.5cm" svg:height="1.5cm" svg:x="3.927cm" svg:y="7.82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2.5cm" svg:height="1.5cm" svg:x="3.926cm" svg:y="7.827cm">
          <text:p text:style-name="P2"><text:span text:style-name="T2">Fred GS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2.5cm" svg:height="1.5cm" svg:x="9.328cm" svg:y="7.82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2.5cm" svg:height="1.5cm" svg:x="9.327cm" svg:y="7.828cm">
          <text:p text:style-name="P2"><text:span text:style-name="T2">Electricitat</text:span></text:p>
          <text:p text:style-name="P2"><text:span text:style-name="T2">GM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2.5cm" svg:height="1.5cm" svg:x="9.329cm" svg:y="6.1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2.5cm" svg:height="1.5cm" svg:x="9.328cm" svg:y="6.129cm">
          <text:p text:style-name="P2"><text:span text:style-name="T2">Fred</text:span></text:p>
          <text:p text:style-name="P2"><text:span text:style-name="T2">GS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2.5cm" svg:height="1.5cm" svg:x="9.329cm" svg:y="10.4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2.5cm" svg:height="1.5cm" svg:x="9.328cm" svg:y="10.429cm">
          <text:p text:style-name="P2"><text:span text:style-name="T2">Electricitat</text:span></text:p>
          <text:p text:style-name="P2"><text:span text:style-name="T2">GS</text:span></text:p>
          <draw:enhanced-geometry svg:viewBox="0 0 21600 21600" draw:type="rectangle" draw:enhanced-path="M 0 0 L 21600 0 21600 21600 0 21600 0 0 Z N"/>
        </draw:custom-shape>
        <draw:custom-shape draw:style-name="gr11" draw:text-style-name="P6" draw:layer="layout" svg:width="2.5cm" svg:height="1.5cm" svg:x="9.288cm" svg:y="15.523cm">
          <text:p text:style-name="P5"><text:span text:style-name="T2">REUN</text:span></text:p>
          <text:p text:style-name="P5"><text:span text:style-name="T2">GS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2.5cm" svg:height="1.5cm" svg:x="12.025cm" svg:y="12.12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2.5cm" svg:height="1.5cm" svg:x="12.024cm" svg:y="12.125cm">
          <text:p text:style-name="P2"><text:span text:style-name="T2">Electricitat</text:span></text:p>
          <text:p text:style-name="P2"><text:span text:style-name="T2">GS</text:span></text:p>
          <draw:enhanced-geometry svg:viewBox="0 0 21600 21600" draw:type="rectangle" draw:enhanced-path="M 0 0 L 21600 0 21600 21600 0 21600 0 0 Z N"/>
        </draw:custom-shape>
        <draw:custom-shape draw:style-name="gr11" draw:text-style-name="P6" draw:layer="layout" svg:width="2.5cm" svg:height="1.5cm" svg:x="11.988cm" svg:y="15.523cm">
          <text:p text:style-name="P5"><text:span text:style-name="T2">REUN</text:span></text:p>
          <text:p text:style-name="P5"><text:span text:style-name="T2">GM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2.5cm" svg:height="1.5cm" svg:x="14.729cm" svg:y="4.4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2.5cm" svg:height="1.5cm" svg:x="14.728cm" svg:y="4.429cm">
          <text:p text:style-name="P2"><text:span text:style-name="T2">Fred</text:span></text:p>
          <text:p text:style-name="P2"><text:span text:style-name="T2">GS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2.5cm" svg:height="1.5cm" svg:x="14.727cm" svg:y="7.82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2.5cm" svg:height="1.5cm" svg:x="14.726cm" svg:y="7.827cm">
          <text:p text:style-name="P2"><text:span text:style-name="T2">Reunió </text:span></text:p>
          <text:p text:style-name="P2"><text:span text:style-name="T2">Anglès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2.5cm" svg:height="1.5cm" svg:x="14.728cm" svg:y="10.42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2.5cm" svg:height="1.5cm" svg:x="14.727cm" svg:y="10.428cm">
          <text:p text:style-name="P2"><text:span text:style-name="T2">Electrictat</text:span></text:p>
          <text:p text:style-name="P2"><text:span text:style-name="T2">GS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2.5cm" svg:height="1.5cm" svg:x="3.924cm" svg:y="12.125cm">
          <text:p text:style-name="P2"><text:span text:style-name="T2">Eletricitat </text:span></text:p>
          <text:p text:style-name="P2"><text:span text:style-name="T2">GS</text:span></text:p>
          <text:p text:style-name="P2"><text:span text:style-name="T2">Suport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2.5cm" svg:height="1.5cm" svg:x="3.921cm" svg:y="13.822cm">
          <text:p text:style-name="P2"><text:span text:style-name="T2">Electricitat </text:span></text:p>
          <text:p text:style-name="P2"><text:span text:style-name="T2">GS</text:span></text:p>
          <text:p text:style-name="P2"><text:span text:style-name="T2">Suport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2.5cm" svg:height="1.5cm" svg:x="6.624cm" svg:y="7.825cm">
          <text:p text:style-name="P2"><text:span text:style-name="T2">Fred GS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2.5cm" svg:height="1.5cm" svg:x="6.624cm" svg:y="13.825cm">
          <text:p text:style-name="P2"><text:span text:style-name="T2">Mecanitzat </text:span></text:p>
          <text:p text:style-name="P2"><text:span text:style-name="T2">GM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2.5cm" svg:height="1.5cm" svg:x="6.624cm" svg:y="15.525cm">
          <text:p text:style-name="P2"><text:span text:style-name="T2">Mecanitzat </text:span></text:p>
          <text:p text:style-name="P2"><text:span text:style-name="T2">GM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5cm" svg:height="1.5cm" svg:x="1.194cm" svg:y="16.728cm">
          <text:p text:style-name="P2"><text:span text:style-name="T1">14:50</text:span></text:p>
          <text:p text:style-name="P2"><text:span text:style-name="T1"/></text:p>
          <text:p text:style-name="P2"><text:span text:style-name="T1"/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2.5cm" svg:height="1.5cm" svg:x="9.328cm" svg:y="4.429cm">
          <text:p text:style-name="P2"><text:span text:style-name="T2">Fred</text:span></text:p>
          <text:p text:style-name="P2"><text:span text:style-name="T2">GS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2.5cm" svg:height="1.5cm" svg:x="12.026cm" svg:y="13.82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2.5cm" svg:height="1.5cm" svg:x="12.025cm" svg:y="13.826cm">
          <text:p text:style-name="P2"><text:span text:style-name="T2">Electricitat</text:span></text:p>
          <text:p text:style-name="P2"><text:span text:style-name="T2">GS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2.5cm" svg:height="1.5cm" svg:x="6.63cm" svg:y="12.13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2.5cm" svg:height="1.5cm" svg:x="6.629cm" svg:y="12.13cm">
          <text:p text:style-name="P2"><text:span text:style-name="T2">Electricitat</text:span></text:p>
          <text:p text:style-name="P2"><text:span text:style-name="T2">GS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2.5cm" svg:height="1.5cm" svg:x="6.629cm" svg:y="10.43cm">
          <text:p text:style-name="P2"><text:span text:style-name="T2">Electricitat</text:span></text:p>
          <text:p text:style-name="P2"><text:span text:style-name="T2">GS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2.5cm" svg:height="1.5cm" svg:x="9.295cm" svg:y="12.175cm">
          <text:p text:style-name="P2"><text:span text:style-name="T2">Mecanitzat </text:span></text:p>
          <text:p text:style-name="P2"><text:span text:style-name="T2">GM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2.5cm" svg:height="1.5cm" svg:x="9.295cm" svg:y="13.875cm">
          <text:p text:style-name="P2"><text:span text:style-name="T2">Mecanitzat </text:span></text:p>
          <text:p text:style-name="P2"><text:span text:style-name="T2">GM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2.5cm" svg:height="1.5cm" svg:x="12.028cm" svg:y="4.429cm">
          <text:p text:style-name="P2"><text:span text:style-name="T2">Fred</text:span></text:p>
          <text:p text:style-name="P2"><text:span text:style-name="T2">GS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2.5cm" svg:height="1.5cm" svg:x="12.027cm" svg:y="6.12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2.5cm" svg:height="1.5cm" svg:x="12.026cm" svg:y="6.127cm">
          <text:p text:style-name="P2"><text:span text:style-name="T2">Mecanitzat </text:span></text:p>
          <text:p text:style-name="P2"><text:span text:style-name="T2">GM-B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2.5cm" svg:height="1.5cm" svg:x="12.028cm" svg:y="7.82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2.5cm" svg:height="1.5cm" svg:x="12.027cm" svg:y="7.828cm">
          <text:p text:style-name="P2"><text:span text:style-name="T2">Atenció </text:span></text:p>
          <text:p text:style-name="P2"><text:span text:style-name="T2">famílies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9-22T08:00:05</meta:creation-date>
    <dc:date>2023-10-03T22:39:46.325708690</dc:date>
    <meta:editing-duration>PT1H33M4S</meta:editing-duration>
    <meta:editing-cycles>39</meta:editing-cycles>
    <meta:generator>LibreOffice/4.2.8.2$Linux_x86 LibreOffice_project/420m0$Build-2</meta:generator>
    <meta:document-statistic meta:object-count="61"/>
  </office:meta>
</office:document-meta>
</file>